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P3" style:family="paragraph" style:parent-style-name="Standard">
      <style:text-properties officeooo:rsid="001f5bf2" officeooo:paragraph-rsid="001f5bf2"/>
    </style:style>
    <style:style style:name="P4" style:family="paragraph" style:parent-style-name="Footer">
      <style:text-properties officeooo:rsid="001f5bf2" officeooo:paragraph-rsid="007ab585"/>
    </style:style>
    <style:style style:name="P5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P6" style:family="paragraph" style:parent-style-name="Text_20_body">
      <style:paragraph-properties fo:text-align="justify" style:justify-single-word="false"/>
      <style:text-properties officeooo:rsid="007ccbbf" officeooo:paragraph-rsid="007e466b"/>
    </style:style>
    <style:style style:name="P7" style:family="paragraph" style:parent-style-name="Text_20_body">
      <style:paragraph-properties fo:text-align="justify" style:justify-single-word="false"/>
      <style:text-properties officeooo:rsid="007e466b" officeooo:paragraph-rsid="007e466b"/>
    </style:style>
    <style:style style:name="P8" style:family="paragraph" style:parent-style-name="Text_20_body">
      <style:paragraph-properties fo:text-align="justify" style:justify-single-word="false"/>
      <style:text-properties officeooo:rsid="0041a77e" officeooo:paragraph-rsid="007e466b"/>
    </style:style>
    <style:style style:name="P9" style:family="paragraph" style:parent-style-name="Text_20_body">
      <style:paragraph-properties fo:text-align="justify" style:justify-single-word="false"/>
      <style:text-properties officeooo:paragraph-rsid="007e466b"/>
    </style:style>
    <style:style style:name="P10" style:family="paragraph" style:parent-style-name="Text_20_body">
      <style:paragraph-properties fo:text-align="justify" style:justify-single-word="false"/>
      <style:text-properties officeooo:rsid="003deb09" officeooo:paragraph-rsid="007e466b"/>
    </style:style>
    <style:style style:name="P11" style:family="paragraph" style:parent-style-name="Text_20_body">
      <style:paragraph-properties fo:text-align="justify" style:justify-single-word="false"/>
      <style:text-properties officeooo:rsid="003deb09" officeooo:paragraph-rsid="0082866e"/>
    </style:style>
    <style:style style:name="P12" style:family="paragraph" style:parent-style-name="Text_20_body">
      <style:paragraph-properties fo:text-align="justify" style:justify-single-word="false"/>
      <style:text-properties officeooo:rsid="003fa12a" officeooo:paragraph-rsid="007e466b"/>
    </style:style>
    <style:style style:name="P13" style:family="paragraph" style:parent-style-name="Text_20_body">
      <style:paragraph-properties fo:text-align="justify" style:justify-single-word="false"/>
      <style:text-properties officeooo:rsid="00418197" officeooo:paragraph-rsid="007e466b"/>
    </style:style>
    <style:style style:name="P14" style:family="paragraph" style:parent-style-name="Text_20_body">
      <style:text-properties officeooo:rsid="00418197" officeooo:paragraph-rsid="007e466b"/>
    </style:style>
    <style:style style:name="P15" style:family="paragraph" style:parent-style-name="Preformatted_20_Text">
      <style:text-properties fo:font-variant="normal" fo:text-transform="none" fo:color="#767676" style:font-name="Courier 10 Pitch" fo:font-size="12pt" fo:letter-spacing="normal" fo:font-style="normal" fo:font-weight="normal" officeooo:rsid="00418197" officeooo:paragraph-rsid="007e466b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767676" fo:letter-spacing="normal" officeooo:paragraph-rsid="007e466b"/>
    </style:style>
    <style:style style:name="P17" style:family="paragraph" style:parent-style-name="Text_20_body">
      <style:paragraph-properties fo:text-align="justify" style:justify-single-word="false"/>
      <style:text-properties officeooo:rsid="003fa12a" officeooo:paragraph-rsid="008872e6"/>
    </style:style>
    <style:style style:name="P18" style:family="paragraph" style:parent-style-name="Text_20_body">
      <style:paragraph-properties fo:text-align="justify" style:justify-single-word="false"/>
      <style:text-properties officeooo:rsid="00418197" officeooo:paragraph-rsid="008872e6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3">
      <style:text-properties officeooo:rsid="003deb09" officeooo:paragraph-rsid="007e466b"/>
    </style:style>
    <style:style style:name="P21" style:family="paragraph" style:parent-style-name="Heading_20_3">
      <style:text-properties officeooo:paragraph-rsid="007e466b"/>
    </style:style>
    <style:style style:name="P22" style:family="paragraph" style:parent-style-name="Heading_20_3">
      <style:text-properties officeooo:rsid="0041a77e" officeooo:paragraph-rsid="007e466b"/>
    </style:style>
    <style:style style:name="P23" style:family="paragraph" style:parent-style-name="Heading_20_3" style:master-page-name="">
      <loext:graphic-properties draw:fill="none"/>
      <style:paragraph-properties fo:margin-left="0.5in" fo:margin-right="0in" fo:margin-top="0.0972in" fo:margin-bottom="0.0835in" loext:contextual-spacing="false" fo:text-indent="-0.5in" style:auto-text-indent="false" style:page-number="auto" fo:background-color="transparent" fo:keep-with-next="always"/>
      <style:text-properties officeooo:paragraph-rsid="007e466b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Guiones" style:list-style-name="L1"/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279e15"/>
    </style:style>
    <style:style style:name="T2" style:family="text">
      <style:text-properties officeooo:rsid="003bc95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bc956" style:font-size-asian="10pt" style:font-size-complex="10pt"/>
    </style:style>
    <style:style style:name="T5" style:family="text">
      <style:text-properties fo:font-size="10pt" officeooo:rsid="0042d8b9" style:font-size-asian="10pt" style:font-size-complex="10pt"/>
    </style:style>
    <style:style style:name="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T10" style:family="text">
      <style:text-properties officeooo:rsid="00342cba"/>
    </style:style>
    <style:style style:name="T11" style:family="text">
      <style:text-properties officeooo:rsid="007e466b"/>
    </style:style>
    <style:style style:name="T12" style:family="text">
      <style:text-properties officeooo:rsid="00459462"/>
    </style:style>
    <style:style style:name="T13" style:family="text">
      <style:text-properties style:font-name="Courier 10 Pitch" fo:font-size="12pt" fo:font-style="normal" fo:font-weight="normal"/>
    </style:style>
    <style:style style:name="T14" style:family="text">
      <style:text-properties style:font-name="Courier 10 Pitch" fo:font-size="12pt" fo:font-style="normal" fo:font-weight="normal" officeooo:rsid="007e466b"/>
    </style:style>
    <style:style style:name="T15" style:family="text">
      <style:text-properties style:font-name="Consolas" fo:background-color="#eeeeee" loext:char-shading-value="0"/>
    </style:style>
    <style:style style:name="T16" style:family="text">
      <style:text-properties style:font-name="Consolas" fo:language="zxx" fo:country="none" officeooo:rsid="004295ed" fo:background-color="#eeeeee" loext:char-shading-value="0" style:language-asian="zxx" style:country-asian="none" style:language-complex="zxx" style:country-complex="none"/>
    </style:style>
    <style:style style:name="T17" style:family="text">
      <style:text-properties officeooo:rsid="0080fb5b"/>
    </style:style>
    <style:style style:name="T18" style:family="text">
      <style:text-properties officeooo:rsid="0082866e"/>
    </style:style>
    <style:style style:name="T19" style:family="text">
      <style:text-properties officeooo:rsid="0085c9eb"/>
    </style:style>
    <style:style style:name="T20" style:family="text">
      <style:text-properties officeooo:rsid="0087729a"/>
    </style:style>
    <style:style style:name="T21" style:family="text">
      <style:text-properties officeooo:rsid="008872e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4"><text:a xlink:type="simple" xlink:href="#__RefHeading___Toc108_1983873314" text:style-name="Index_20_Link" text:visited-style-name="Index_20_Link"><text:s text:c="3"/>UT 03: Elementos de un programa informático<text:tab/>2</text:a></text:p>
          <text:p text:style-name="P27"><text:a xlink:type="simple" xlink:href="#__RefHeading___Toc780_2928905967" text:style-name="Index_20_Link" text:visited-style-name="Index_20_Link"><text:s/>1 <text:s/>Ejercicios en pseudocódigo (PSEInt)<text:tab/>2</text:a></text:p>
          <text:p text:style-name="P25"><text:a xlink:type="simple" xlink:href="#__RefHeading___Toc782_2928905967" text:style-name="Index_20_Link" text:visited-style-name="Index_20_Link"><text:s/>1.1 <text:s/>Exponente<text:tab/>2</text:a></text:p>
          <text:p text:style-name="P25"><text:a xlink:type="simple" xlink:href="#__RefHeading___Toc444_1353164203" text:style-name="Index_20_Link" text:visited-style-name="Index_20_Link"><text:s/>1.2 <text:s/>Serie de Fibonacci<text:tab/>2</text:a></text:p>
          <text:p text:style-name="P25"><text:a xlink:type="simple" xlink:href="#__RefHeading___Toc446_1353164203" text:style-name="Index_20_Link" text:visited-style-name="Index_20_Link"><text:s/>1.3 <text:s/>Área de un círculo<text:tab/>2</text:a></text:p>
          <text:p text:style-name="P25"><text:a xlink:type="simple" xlink:href="#__RefHeading___Toc448_1353164203" text:style-name="Index_20_Link" text:visited-style-name="Index_20_Link"><text:s/>1.4 <text:s/>Factorial<text:tab/>2</text:a></text:p>
          <text:p text:style-name="P25"><text:a xlink:type="simple" xlink:href="#__RefHeading___Toc450_1353164203" text:style-name="Index_20_Link" text:visited-style-name="Index_20_Link"><text:s/>1.5 <text:s/>Números primos<text:tab/>2</text:a></text:p>
          <text:p text:style-name="P25"><text:a xlink:type="simple" xlink:href="#__RefHeading___Toc452_1353164203" text:style-name="Index_20_Link" text:visited-style-name="Index_20_Link"><text:s/>1.6 <text:s/>Conversor binario<text:tab/>3</text:a></text:p>
          <text:p text:style-name="P25"><text:a xlink:type="simple" xlink:href="#__RefHeading___Toc458_1353164203" text:style-name="Index_20_Link" text:visited-style-name="Index_20_Link"><text:s/>1.7 <text:s/>Número de cifras<text:tab/>3</text:a></text:p>
          <text:p text:style-name="P25"><text:a xlink:type="simple" xlink:href="#__RefHeading___Toc460_1353164203" text:style-name="Index_20_Link" text:visited-style-name="Index_20_Link"><text:s/>1.8 <text:s/>Pirámide<text:tab/>3</text:a></text:p>
          <text:p text:style-name="P25"><text:a xlink:type="simple" xlink:href="#__RefHeading___Toc462_1353164203" text:style-name="Index_20_Link" text:visited-style-name="Index_20_Link"><text:s/>1.9 <text:s/>Longitud de una cadena<text:tab/>3</text:a></text:p>
          <text:p text:style-name="P25"><text:a xlink:type="simple" xlink:href="#__RefHeading___Toc464_1353164203" text:style-name="Index_20_Link" text:visited-style-name="Index_20_Link"><text:s/>1.10 <text:s/>Array<text:tab/>3</text:a></text:p>
          <text:p text:style-name="P25"><text:a xlink:type="simple" xlink:href="#__RefHeading___Toc466_1353164203" text:style-name="Index_20_Link" text:visited-style-name="Index_20_Link"><text:s/>1.11 <text:s/>Array con valores aleatorios<text:tab/>3</text:a></text:p>
          <text:p text:style-name="P25"><text:a xlink:type="simple" xlink:href="#__RefHeading___Toc468_1353164203" text:style-name="Index_20_Link" text:visited-style-name="Index_20_Link"><text:s/>1.12 <text:s/>Suma array<text:tab/>3</text:a></text:p>
          <text:p text:style-name="P25"><text:a xlink:type="simple" xlink:href="#__RefHeading___Toc470_1353164203" text:style-name="Index_20_Link" text:visited-style-name="Index_20_Link"><text:s/>1.13 <text:s/>Media aritmética<text:tab/>4</text:a></text:p>
          <text:p text:style-name="P25"><text:a xlink:type="simple" xlink:href="#__RefHeading___Toc472_1353164203" text:style-name="Index_20_Link" text:visited-style-name="Index_20_Link"><text:s/>1.14 <text:s/>Adivinar número<text:tab/>4</text:a></text:p>
          <text:p text:style-name="P27"><text:a xlink:type="simple" xlink:href="#__RefHeading___Toc784_2928905967" text:style-name="Index_20_Link" text:visited-style-name="Index_20_Link"><text:s/>2 <text:s/>Crear diagramas de flujo<text:tab/>4</text:a></text:p>
          <text:p text:style-name="P27"><text:a xlink:type="simple" xlink:href="#__RefHeading___Toc786_2928905967" text:style-name="Index_20_Link" text:visited-style-name="Index_20_Link"><text:s/>3 <text:s/>Crear programas a partir del pseudocódigo<text:tab/>4</text:a></text:p>
        </text:index-body>
      </text:table-of-content>
      <text:h text:style-name="Heading_20_1" text:outline-level="1" text:is-list-header="true"/>
      <text:h text:style-name="P19" text:outline-level="1"><text:bookmark-start text:name="__RefHeading___Toc108_1983873314"/><text:span text:style-name="T10">UT</text:span> <text:span text:style-name="T17">03</text:span>: <text:span text:style-name="T20">Elementos de un programa informático</text:span><text:bookmark-end text:name="__RefHeading___Toc108_1983873314"/></text:h>
      <text:h text:style-name="Heading_20_2" text:outline-level="2"><text:bookmark-start text:name="__RefHeading___Toc780_2928905967"/>Ejercicios en pseudocódigo <text:span text:style-name="T21">(PSEInt)</text:span><text:bookmark-end text:name="__RefHeading___Toc780_2928905967"/></text:h>
      <text:h text:style-name="P20" text:outline-level="3"><text:bookmark-start text:name="__RefHeading___Toc782_2928905967"/>Exponente<text:bookmark-end text:name="__RefHeading___Toc782_2928905967"/></text:h>
      <text:p text:style-name="P9">Escribe una función en pseudocódigo que devuelva el resultado de un número elevado a un exponente dado.</text:p>
      <text:h text:style-name="P21" text:outline-level="3"><text:bookmark-start text:name="__RefHeading___Toc444_1353164203"/><text:span text:style-name="T18">Serie de </text:span>Fibonacci<text:bookmark-end text:name="__RefHeading___Toc444_1353164203"/></text:h>
      <text:p text:style-name="P11">Escribe una función en pseudocódigo que devuelva el término N (siendo N un número entero positivo) de la serie de Fibonacci, esta sigue la siguiente serie: 1, 1, 2, 3, 5, 8, 13, 21… y así sucesivamente. </text:p>
      <text:p text:style-name="P11"><text:span text:style-name="T18">P</text:span>ara obtener un numero <text:span text:style-name="T18">se</text:span> suma<text:span text:style-name="T18">n</text:span> los dos números anteriores. Por ejemplo, si introducimos <text:span text:style-name="T18">N=</text:span>3, la función nos devuelve el 2 <text:span text:style-name="T18">(el tercer elemento de la serie).</text:span></text:p>
      <text:h text:style-name="P21" text:outline-level="3"><text:bookmark-start text:name="__RefHeading___Toc446_1353164203"/>Área de un círculo<text:bookmark-end text:name="__RefHeading___Toc446_1353164203"/></text:h>
      <text:p text:style-name="P10">Escribe una función en pseudocódigo que devuelva el área de un círculo dado su radio. Recuerda que para calcular el area, la formula es Π * r^2</text:p>
      <text:h text:style-name="P21" text:outline-level="3"><text:bookmark-start text:name="__RefHeading___Toc448_1353164203"/>Factorial<text:bookmark-end text:name="__RefHeading___Toc448_1353164203"/></text:h>
      <text:p text:style-name="P17">Escribe una función en pseudocódigo que devuelva el factorial de un número N (siendo N un número entero positivo). </text:p>
      <text:p text:style-name="P17">Haz después un algoritmo principal que pida por teclado dos números y escriba en pantalla los factoriales de cada número comprendido entre los dos anteriores. El factorial de 5 es el resultado de 5*4*3*2*1</text:p>
      <text:h text:style-name="P21" text:outline-level="3"><text:bookmark-start text:name="__RefHeading___Toc450_1353164203"/>Números primos<text:bookmark-end text:name="__RefHeading___Toc450_1353164203"/></text:h>
      <text:p text:style-name="P18">Escribe una función en pseudocódigo que devuelva si un número dado es primo o no. Para que un numero sea primo solo es divisible entre 1 y sí mismo (por ejemplo, 13, 17, 19…). </text:p>
      <text:p text:style-name="P18">Utilizando la función, escribe un programa que escriba todos los números primos entre 1 y un número leído desde el teclado. Piensa qué debe devolver la función.</text:p>
      <text:h text:style-name="P21" text:outline-level="3"><text:bookmark-start text:name="__RefHeading___Toc452_1353164203"/><text:soft-page-break/><text:span text:style-name="T18">Conversor b</text:span>inario<text:bookmark-end text:name="__RefHeading___Toc452_1353164203"/></text:h>
      <text:p text:style-name="P13">Escribe una función en pseudocódigo que dado un número decimal (en base 10), entre 0 y 15, devuelva el valor equivalente en sistema de numeración binario(en este caso, un numero binario de 4 dígitos). <text:span text:style-name="T18">Es aconsejable </text:span>que los dígitos binarios sean una cadena, para <text:span text:style-name="T18">poder</text:span> concatenar entre sí. Por ejemplo, si introducimos un 7, nos dev<text:span text:style-name="T18">olverá</text:span> 0111. Si se introduce un numero meno<text:span text:style-name="T18">r</text:span> que 0 o mayor que 16, no<text:span text:style-name="T18">s</text:span> mostrara un mensaje de error.</text:p>
      <text:h text:style-name="P21" text:outline-level="3"><text:bookmark-start text:name="__RefHeading___Toc458_1353164203"/>Número de cifras<text:bookmark-end text:name="__RefHeading___Toc458_1353164203"/></text:h>
      <text:p text:style-name="P14">Algoritmo que, dado un número entero (este numero no podr<text:span text:style-name="T12">á</text:span> ser menor o igual que 0), <text:s/>determine el número de cifras que tiene. Por ejemplo, <text:span text:style-name="T18">para</text:span> un 253, devuelv<text:span text:style-name="T18">e</text:span> un 3.</text:p>
      <text:h text:style-name="P21" text:outline-level="3"><text:bookmark-start text:name="__RefHeading___Toc460_1353164203"/>Pirámide<text:bookmark-end text:name="__RefHeading___Toc460_1353164203"/></text:h>
      <text:p text:style-name="P14">Escribe una función en pseudocódigo que dibuje una pirámide invertida en pantalla como la de la figura. La altura se pasará como parámetro. Si se pasa una altura =0 o negativa, la función devolverá <text:span text:style-name="T18">un error.</text:span></text:p>
      <text:p text:style-name="P14">Ejemplo para altura = 5</text:p>
      <text:p text:style-name="P15">*********</text:p>
      <text:p text:style-name="P16"><text:s/><text:span text:style-name="T13">*******</text:span></text:p>
      <text:p text:style-name="P16"><text:s text:c="2"/><text:span text:style-name="T13">*****</text:span></text:p>
      <text:p text:style-name="P16"><text:s text:c="3"/><text:span text:style-name="T13">***</text:span></text:p>
      <text:p text:style-name="P16"><text:span text:style-name="T13"><text:s text:c="6"/></text:span><text:span text:style-name="T14">*</text:span></text:p>
      <text:h text:style-name="P21" text:outline-level="3"><text:bookmark-start text:name="__RefHeading___Toc462_1353164203"/>Longitud de una cadena <text:bookmark-end text:name="__RefHeading___Toc462_1353164203"/></text:h>
      <text:p text:style-name="P14">Crear un subproceso que devuelva la longitud de una cadena.</text:p>
      <text:h text:style-name="P22" text:outline-level="3"><text:bookmark-start text:name="__RefHeading___Toc464_1353164203"/>Array<text:bookmark-end text:name="__RefHeading___Toc464_1353164203"/></text:h>
      <text:p text:style-name="P8">Crear un array con una serie de valores y utilizar una función para que los muestre todos correlativamente.</text:p>
      <text:h text:style-name="P23" text:outline-level="3"><text:bookmark-start text:name="__RefHeading___Toc466_1353164203"/>Array con valores aleatorios<text:bookmark-end text:name="__RefHeading___Toc466_1353164203"/></text:h>
      <text:p text:style-name="P8">Crear un subproceso rellene un array con números aleatorios, pas<text:span text:style-name="T12">á</text:span>ndole un array y los números entre los que estarán los valores.</text:p>
      <text:h text:style-name="P21" text:outline-level="3"><text:bookmark-start text:name="__RefHeading___Toc468_1353164203"/>Suma array<text:bookmark-end text:name="__RefHeading___Toc468_1353164203"/></text:h>
      <text:p text:style-name="P8">Crear un subproceso que devuelva la suma de un array pasado por parámetro.</text:p>
      <text:h text:style-name="P21" text:outline-level="3"><text:bookmark-start text:name="__RefHeading___Toc470_1353164203"/><text:soft-page-break/>Media aritmética<text:bookmark-end text:name="__RefHeading___Toc470_1353164203"/></text:h>
      <text:p text:style-name="P8">Crear un subproceso que devuelva la media de un array pasado por parámetro.</text:p>
      <text:h text:style-name="P21" text:outline-level="3"><text:bookmark-start text:name="__RefHeading___Toc472_1353164203"/>Adivinar número<text:bookmark-end text:name="__RefHeading___Toc472_1353164203"/></text:h>
      <text:p text:style-name="P8">Vamos a realizar el pequeño juego de adivinar un número entre 1 y 100.</text:p>
      <text:p text:style-name="P8">Tendremos que <text:span text:style-name="T11">programar</text:span> los siguientes subprocesos:</text:p>
      <text:list xml:id="list772469994" text:style-name="L1">
        <text:list-item>
          <text:p text:style-name="P26"><text:span text:style-name="T15">leerNumero():</text:span> Pide un numero y hasta que el usuario no escribe un valor entre 1 y 100, <text:s text:c="2"/>vuelve a pedir el valor.</text:p>
        </text:list-item>
        <text:list-item>
          <text:p text:style-name="P26"><text:span text:style-name="T16">comprobarValor(numeroUsuario, numeroCorrecto):</text:span> comprueba si el numero es correcto, este <text:s text:c="2"/>devuelve un numero que puede ser: <text:s/>0: los dos numeros son iguales <text:s/>1: el numeroUsuario es mayor que el numeroCorrecto <text:s/>-1: el numeroUsuario es menor que el numeroCorrecto</text:p>
        </text:list-item>
      </text:list>
      <text:h text:style-name="Heading_20_2" text:outline-level="2"><text:bookmark-start text:name="__RefHeading___Toc784_2928905967"/>Crear diagramas de flujo<text:bookmark-end text:name="__RefHeading___Toc784_2928905967"/></text:h>
      <text:p text:style-name="P12">Para los ejercicios anteriores, crear los correspondientes diagramas de flujo mediante la herramienta PseInt.</text:p>
      <text:h text:style-name="Heading_20_2" text:outline-level="2"><text:bookmark-start text:name="__RefHeading___Toc786_2928905967"/>Crear programas a partir del pseudocódigo<text:bookmark-end text:name="__RefHeading___Toc786_2928905967"/></text:h>
      <text:p text:style-name="P12">Para los ejercicios anteriores, realizar la conversión del pseudocódigo en código C. Compilar y ejecutar en un sistema Linux.</text:p>
      <text:p text:style-name="P7">Posteriormente realizar la misma operativa en códi<text:span text:style-name="T19">g</text:span>o Java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 fo:text-align="justify" style:justify-single-word="false"/>
      <style:text-properties officeooo:rsid="004295e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Pa34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5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6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6" style:family="paragraph" style:parent-style-name="Normal1" style:next-style-name="Normal1">
      <style:paragraph-properties style:line-height-at-least="0.1398in"/>
      <style:text-properties fo:color="#000000" style:font-name-complex="Times New Roman" style:font-family-complex="'Times New Roman'" style:font-family-generic-complex="roman" style:font-pitch-complex="variable"/>
    </style:style>
    <style:style style:name="Observación" style:family="paragraph" style:parent-style-name="Standard">
      <style:paragraph-properties fo:margin-left="0.3937in" fo:margin-right="0in" fo:margin-top="0.0835in" fo:margin-bottom="0in" loext:contextual-spacing="false" fo:text-indent="0in" style:auto-text-indent="false"/>
      <style:text-properties fo:color="#1f497d" fo:font-size="10pt" style:font-size-asian="10pt" style:font-size-complex="10pt" style:font-weight-complex="bold"/>
    </style:style>
    <style:style style:name="TablaTítulo" style:family="paragraph" style:parent-style-name="Standard">
      <style:paragraph-properties fo:margin-top="0.028in" fo:margin-bottom="0.028in" loext:contextual-spacing="false" fo:text-align="center" style:justify-single-word="false" fo:orphans="0" fo:widows="0" fo:hyphenation-ladder-count="no-limit" fo:keep-with-next="always" style:snap-to-layout-grid="false"/>
      <style:text-properties style:font-name="Arial Narrow" fo:font-family="'Arial Narrow'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aListaCelda" style:family="paragraph" style:parent-style-name="Standard" style:list-style-name="WW8Num5">
      <style:paragraph-properties fo:margin-top="0.0417in" fo:margin-bottom="0in" loext:contextual-spacing="false" style:line-height-at-least="0.1398in" fo:hyphenation-ladder-count="no-limit" fo:keep-with-next="always" style:text-autospace="none"/>
      <style:text-properties fo:color="#000000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2pt" fo:hyphenate="false" fo:hyphenation-remain-char-count="2" fo:hyphenation-push-char-count="2"/>
    </style:style>
    <style:style style:name="TablaNormal" style:family="paragraph" style:parent-style-name="TablaListaCelda" style:list-style-name="">
      <style:paragraph-properties fo:margin-left="0in" fo:margin-right="0in" fo:text-indent="0in" style:auto-text-indent="false"/>
    </style:style>
    <style:style style:name="Bolo_20_1_20_tabla" style:display-name="Bolo 1 tabla" style:family="paragraph" style:parent-style-name="TablaListaCelda" style:list-style-name="WW8Num60">
      <style:paragraph-properties fo:margin-left="0.1339in" fo:margin-right="0in" fo:text-align="start" style:justify-single-word="false" fo:orphans="0" fo:widows="0" fo:text-indent="-0.0984in" style:auto-text-indent="false" fo:keep-with-next="auto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Text_20_body" style:class="text">
      <style:paragraph-properties fo:margin-top="0in" fo:margin-bottom="0in" loext:contextual-spacing="false" fo:line-height="100%" fo:text-align="justify" style:justify-single-word="false"/>
      <style:text-properties style:font-name="Consolas" fo:font-family="Consolas" style:font-family-generic="swiss" style:font-pitch="fixed" fo:font-size="11pt" officeooo:rsid="00446814" fo:background-color="#dddddd" style:font-size-asian="11pt" style:font-size-complex="11pt"/>
    </style:style>
    <style:style style:name="Quotations" style:family="paragraph" style:parent-style-name="Standard" style:class="html">
      <loext:graphic-properties draw:fill="none" draw:fill-color="#99ccff"/>
      <style:paragraph-properties fo:margin-left="0in" fo:margin-right="0.3752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Calibri1" fo:font-family="Calibri" style:font-family-generic="swiss" fo:font-size="11pt" fo:font-style="italic" style:font-size-asian="11pt" style:font-style-asian="italic" style:font-size-complex="11pt" style:font-style-complex="italic"/>
    </style:style>
    <style:style style:name="Guiones" style:family="paragraph" style:parent-style-name="Text_20_body">
      <style:paragraph-properties fo:margin-top="0.0201in" fo:margin-bottom="0.0201in" loext:contextual-spacing="false" fo:text-align="justify" style:justify-single-word="false"/>
    </style:style>
    <style:style style:name="guiones" style:family="paragraph" style:parent-style-name="Text_20_body">
      <style:text-properties fo:font-variant="normal" fo:text-transform="none" fo:color="#000000" style:font-name="Open Sans" fo:font-family="'Open Sans', Arial, sans-serif" fo:font-size="10.5pt" fo:letter-spacing="normal" fo:font-style="normal" fo:font-weight="normal" officeooo:rsid="00785231"/>
    </style:style>
    <style:style style:name="Codigo" style:family="paragraph" style:parent-style-name="Text_20_body">
      <style:text-properties officeooo:rsid="00785231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font-weight="bold" style:font-weight-asian="bold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6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0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28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8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8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8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8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8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4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4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7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MP3" style:family="paragraph" style:parent-style-name="Footer">
      <style:text-properties officeooo:rsid="001f5bf2" officeooo:paragraph-rsid="007ab585"/>
    </style:style>
    <style:style style:name="MP4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MT1" style:family="text">
      <style:text-properties officeooo:rsid="00279e15"/>
    </style:style>
    <style:style style:name="MT2" style:family="text">
      <style:text-properties officeooo:rsid="003bc95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officeooo:rsid="003bc956" style:font-size-asian="10pt" style:font-size-complex="10pt"/>
    </style:style>
    <style:style style:name="MT5" style:family="text">
      <style:text-properties fo:font-size="10pt" officeooo:rsid="0042d8b9" style:font-size-asian="10pt" style:font-size-complex="10pt"/>
    </style:style>
    <style:style style:name="M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MT8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MT9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FGS</text:span>: <text:span text:style-name="MT2">Administración de Sistemas Informáticos en Red</text:span></text:p>
        <text:p text:style-name="MP2"><text:span text:style-name="MT3">Módulo: </text:span><text:span text:style-name="MT4">FUNDAMENTOS DE PROGRAMACIÓN - </text:span><text:span text:style-name="MT3">Curso: </text:span><text:span text:style-name="MT4">1 - </text:span><text:span text:style-name="MT5">2019/2020</text:span><text:span text:style-name="MT4"><text:tab/>U.T.</text:span><text:span text:style-name="MT2"> 03</text:span></text:p>
      </style:header>
      <style:footer>
        <text:p text:style-name="Horizontal_20_Line"/>
        <text:p text:style-name="MP3"><text:span text:style-name="MT6">IES </text:span><text:span text:style-name="MT7">Clara del Rey</text:span><text:span text:style-name="MT6"> <text:tab/><text:tab/>Página </text:span><text:span text:style-name="MT6"><text:page-number text:select-page="current">4</text:page-number></text:span><text:span text:style-name="MT6">/</text:span><text:span text:style-name="MT6"><text:page-count>4</text:page-count></text:span></text:p>
        <text:p text:style-name="MP4"><text:span text:style-name="MT8">Material recopilado de diversas fuentes por </text:span><text:span text:style-name="MT9">José A. Jiménez (</text:span><text:a xlink:type="simple" xlink:href="mailto:jajprofe@gmail.com" text:style-name="Internet_20_link" text:visited-style-name="Visited_20_Internet_20_Link"><text:span text:style-name="MT9">jajprofe@gmail.com</text:span></text:a><text:span text:style-name="MT9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2:09:16.191407378</meta:creation-date>
    <meta:editing-duration>PT2H27M43S</meta:editing-duration>
    <meta:editing-cycles>10</meta:editing-cycles>
    <meta:generator>LibreOffice/6.0.7.3$Linux_X86_64 LibreOffice_project/00m0$Build-3</meta:generator>
    <dc:date>2019-09-24T00:28:29.419516030</dc:date>
    <meta:document-statistic meta:table-count="0" meta:image-count="0" meta:object-count="0" meta:page-count="4" meta:paragraph-count="70" meta:word-count="764" meta:character-count="4516" meta:non-whitespace-character-count="3742"/>
    <meta:user-defined meta:name="Info 1"/>
    <meta:user-defined meta:name="Info 2"/>
    <meta:user-defined meta:name="Info 3"/>
    <meta:user-defined meta:name="Info 4"/>
  </office:meta>
</office:document-meta>
</file>